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189cm"/>
    </style:style>
    <style:style style:name="co3" style:family="table-column">
      <style:table-column-properties fo:break-before="auto" style:column-width="2.935cm"/>
    </style:style>
    <style:style style:name="co4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7.828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3.074cm"/>
    </style:style>
    <style:style style:name="co14" style:family="table-column">
      <style:table-column-properties fo:break-before="auto" style:column-width="2.161cm"/>
    </style:style>
    <style:style style:name="co15" style:family="table-column">
      <style:table-column-properties fo:break-before="auto" style:column-width="6.419cm"/>
    </style:style>
    <style:style style:name="co16" style:family="table-column">
      <style:table-column-properties fo:break-before="auto" style:column-width="2.653cm"/>
    </style:style>
    <style:style style:name="co17" style:family="table-column">
      <style:table-column-properties fo:break-before="auto" style:column-width="3.2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/>
    <style:style style:name="ce9" style:family="table-cell" style:parent-style-name="Default" style:data-style-name="N41"/>
  </office:automatic-styles>
  <office:body>
    <office:spreadsheet>
      <table:table table:name="Quest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Nº Questão</text:p>
          </table:table-cell>
          <table:table-cell table:style-name="ce1" office:value-type="string">
            <text:p>Matéria</text:p>
          </table:table-cell>
          <table:table-cell table:style-name="ce1" office:value-type="string">
            <text:p>Nº Aparição</text:p>
          </table:table-cell>
          <table:table-cell table:style-name="ce1" office:value-type="string">
            <text:p>Nº Acertos</text:p>
          </table:table-cell>
          <table:table-cell table:style-name="ce1" office:value-type="string">
            <text:p>Nº Erros</text:p>
          </table:table-cell>
          <table:table-cell table:style-name="ce1" office:value-type="string">
            <text:p>% Acertos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iologia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3" table:formula="of:=([.D2] / [.C2])" office:value-type="percentage" office:value="0.944444444444444">
            <text:p>94,44%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style-name="ce3" table:formula="of:=([.D3] / [.C3])" office:value-type="percentage" office:value="0.65">
            <text:p>65,00%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3" table:formula="of:=([.D4] / [.C4])" office:value-type="percentage" office:value="0.625">
            <text:p>62,50%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3" table:formula="of:=([.D5] / [.C5])" office:value-type="percentage" office:value="0.55">
            <text:p>55,00%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iologia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3" table:formula="of:=([.D6] / [.C6])" office:value-type="percentage" office:value="0.538461538461538">
            <text:p>53,85%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style-name="ce3" table:formula="of:=([.D7] / [.C7])" office:value-type="percentage" office:value="0.5">
            <text:p>50,00%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iologia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" table:formula="of:=([.D8] / [.C8])" office:value-type="percentage" office:value="0.473684210526316">
            <text:p>47,37%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3" table:formula="of:=([.D9] / [.C9])" office:value-type="percentage" office:value="0.4375">
            <text:p>43,75%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ologia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3" table:formula="of:=([.D10] / [.C10])" office:value-type="percentage" office:value="0.4375">
            <text:p>43,75%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iologia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3" table:formula="of:=([.D11] / [.C11])" office:value-type="percentage" office:value="0.409090909090909">
            <text:p>40,91%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iologia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3" table:formula="of:=([.D12] / [.C12])" office:value-type="percentage" office:value="0.35">
            <text:p>35,00%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ologia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3" table:formula="of:=([.D13] / [.C13])" office:value-type="percentage" office:value="0.333333333333333">
            <text:p>33,33%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ologia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table:formula="of:=([.D14] / [.C14])" office:value-type="percentage" office:value="0.0588235294117647">
            <text:p>5,88%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spanhol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3" table:formula="of:=([.D15] / [.C15])" office:value-type="percentage" office:value="0.454545454545455">
            <text:p>45,45%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spanhol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3" table:formula="of:=([.D16] / [.C16])" office:value-type="percentage" office:value="0.428571428571429">
            <text:p>42,86%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spanhol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style-name="ce3" table:formula="of:=([.D17] / [.C17])" office:value-type="percentage" office:value="0.37037037037037">
            <text:p>37,04%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spanhol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table:formula="of:=([.D18] / [.C18])" office:value-type="percentage" office:value="0.32">
            <text:p>32,00%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spanhol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3" table:formula="of:=([.D19] / [.C19])" office:value-type="percentage" office:value="0.318181818181818">
            <text:p>31,82%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spanho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3" table:formula="of:=([.D20] / [.C20])" office:value-type="percentage" office:value="0.176470588235294">
            <text:p>17,65%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3" table:formula="of:=([.D21] / [.C21])" office:value-type="percentage" office:value="0.48936170212766">
            <text:p>48,94%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3" table:formula="of:=([.D22] / [.C22])" office:value-type="percentage" office:value="0.446808510638298">
            <text:p>44,68%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3" table:formula="of:=([.D23] / [.C23])" office:value-type="percentage" office:value="0.382978723404255">
            <text:p>38,30%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style-name="ce3" table:formula="of:=([.D24] / [.C24])" office:value-type="percentage" office:value="0.361702127659574">
            <text:p>36,17%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losofia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3" table:formula="of:=([.D25] / [.C25])" office:value-type="percentage" office:value="0.361702127659574">
            <text:p>36,17%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style-name="ce3" table:formula="of:=([.D26] / [.C26])" office:value-type="percentage" office:value="0.787234042553192">
            <text:p>78,72%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style-name="ce3" table:formula="of:=([.D27] / [.C27])" office:value-type="percentage" office:value="0.74468085106383">
            <text:p>74,47%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style-name="ce3" table:formula="of:=([.D28] / [.C28])" office:value-type="percentage" office:value="0.553191489361702">
            <text:p>55,32%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3" table:formula="of:=([.D29] / [.C29])" office:value-type="percentage" office:value="0.276595744680851">
            <text:p>27,66%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ísica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3" table:formula="of:=([.D30] / [.C30])" office:value-type="percentage" office:value="0.148936170212766">
            <text:p>14,89%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eografia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3" table:formula="of:=([.D31] / [.C31])" office:value-type="percentage" office:value="0.857142857142857">
            <text:p>85,71%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eografia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3" table:formula="of:=([.D32] / [.C32])" office:value-type="percentage" office:value="0.555555555555556">
            <text:p>55,56%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eografi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3" table:formula="of:=([.D33] / [.C33])" office:value-type="percentage" office:value="0.545454545454545">
            <text:p>54,55%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Geografia</text:p>
          </table:table-cell>
          <table:table-cell office:value-type="float" office:value="22">
            <text:p>22</text:p>
          </table:table-cell>
          <table:table-cell table:number-columns-repeated="2" office:value-type="float" office:value="11">
            <text:p>11</text:p>
          </table:table-cell>
          <table:table-cell table:style-name="ce3" table:formula="of:=([.D34] / [.C34])" office:value-type="percentage" office:value="0.5">
            <text:p>50,00%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eografia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3" table:formula="of:=([.D35] / [.C35])" office:value-type="percentage" office:value="0.478260869565217">
            <text:p>47,83%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ografia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3" table:formula="of:=([.D36] / [.C36])" office:value-type="percentage" office:value="0.4">
            <text:p>40,00%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style-name="ce3" table:formula="of:=([.D37] / [.C37])" office:value-type="percentage" office:value="0.368421052631579">
            <text:p>36,84%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eografia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table:formula="of:=([.D38] / [.C38])" office:value-type="percentage" office:value="0.32">
            <text:p>32,00%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3" table:formula="of:=([.D39] / [.C39])" office:value-type="percentage" office:value="0.31578947368421">
            <text:p>31,58%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eografia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3" table:formula="of:=([.D40] / [.C40])" office:value-type="percentage" office:value="0.277777777777778">
            <text:p>27,78%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Geografi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3" table:formula="of:=([.D41] / [.C41])" office:value-type="percentage" office:value="0.25">
            <text:p>25,00%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eografia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3" table:formula="of:=([.D42] / [.C42])" office:value-type="percentage" office:value="0.157894736842105">
            <text:p>15,79%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style-name="ce3" table:formula="of:=([.D43] / [.C43])" office:value-type="percentage" office:value="0.659574468085106">
            <text:p>65,96%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style-name="ce3" table:formula="of:=([.D44] / [.C44])" office:value-type="percentage" office:value="0.574468085106383">
            <text:p>57,45%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style-name="ce3" table:formula="of:=([.D45] / [.C45])" office:value-type="percentage" office:value="0.553191489361702">
            <text:p>55,32%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style-name="ce3" table:formula="of:=([.D46] / [.C46])" office:value-type="percentage" office:value="0.425531914893617">
            <text:p>42,55%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História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style-name="ce3" table:formula="of:=([.D47] / [.C47])" office:value-type="percentage" office:value="0.297872340425532">
            <text:p>29,79%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style-name="ce3" table:formula="of:=([.D48] / [.C48])" office:value-type="percentage" office:value="0.538461538461538">
            <text:p>53,85%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glê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3" table:formula="of:=([.D49] / [.C49])" office:value-type="percentage" office:value="0.5">
            <text:p>50,00%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Inglê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3" table:formula="of:=([.D50] / [.C50])" office:value-type="percentage" office:value="0.391304347826087">
            <text:p>39,13%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Inglês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3" table:formula="of:=([.D51] / [.C51])" office:value-type="percentage" office:value="0.363636363636364">
            <text:p>36,36%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nglês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3" table:formula="of:=([.D52] / [.C52])" office:value-type="percentage" office:value="0.357142857142857">
            <text:p>35,71%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3" table:formula="of:=([.D53] / [.C53])" office:value-type="percentage" office:value="0.346153846153846">
            <text:p>34,62%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3" table:formula="of:=([.D54] / [.C54])" office:value-type="percentage" office:value="0.346153846153846">
            <text:p>34,62%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3" table:formula="of:=([.D55] / [.C55])" office:value-type="percentage" office:value="0.307692307692308">
            <text:p>30,77%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glês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3" table:formula="of:=([.D56] / [.C56])" office:value-type="percentage" office:value="0.208333333333333">
            <text:p>20,83%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Inglês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3" table:formula="of:=([.D57] / [.C57])" office:value-type="percentage" office:value="0.153846153846154">
            <text:p>15,38%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style-name="ce3" table:formula="of:=([.D58] / [.C58])" office:value-type="percentage" office:value="0.659574468085106">
            <text:p>65,96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style-name="ce3" table:formula="of:=([.D59] / [.C59])" office:value-type="percentage" office:value="0.297872340425532">
            <text:p>29,79%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style-name="ce3" table:formula="of:=([.D60] / [.C60])" office:value-type="percentage" office:value="0.25531914893617">
            <text:p>25,53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style-name="ce3" table:formula="of:=([.D61] / [.C61])" office:value-type="percentage" office:value="0.191489361702128">
            <text:p>19,15%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temática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3" table:formula="of:=([.D62] / [.C62])" office:value-type="percentage" office:value="0.148936170212766">
            <text:p>14,89%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ortuguês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3" table:formula="of:=([.D63] / [.C63])" office:value-type="percentage" office:value="0.53125">
            <text:p>53,13%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ortuguês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style-name="ce3" table:formula="of:=([.D64] / [.C64])" office:value-type="percentage" office:value="0.513513513513513">
            <text:p>51,35%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ortuguês</text:p>
          </table:table-cell>
          <table:table-cell office:value-type="float" office:value="38">
            <text:p>38</text:p>
          </table:table-cell>
          <table:table-cell table:number-columns-repeated="2" office:value-type="float" office:value="19">
            <text:p>19</text:p>
          </table:table-cell>
          <table:table-cell table:style-name="ce3" table:formula="of:=([.D65] / [.C65])" office:value-type="percentage" office:value="0.5">
            <text:p>50,00%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ortuguês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3" table:formula="of:=([.D66] / [.C66])" office:value-type="percentage" office:value="0.45945945945946">
            <text:p>45,95%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ortuguês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3" table:formula="of:=([.D67] / [.C67])" office:value-type="percentage" office:value="0.341463414634146">
            <text:p>34,15%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ortuguês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style-name="ce3" table:formula="of:=([.D68] / [.C68])" office:value-type="percentage" office:value="0.294117647058823">
            <text:p>29,41%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ortuguês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3" table:formula="of:=([.D69] / [.C69])" office:value-type="percentage" office:value="0.230769230769231">
            <text:p>23,08%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ortuguê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3" table:formula="of:=([.D70] / [.C70])" office:value-type="percentage" office:value="0.121212121212121">
            <text:p>12,12%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ortuguês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style-name="ce3" table:formula="of:=([.D71] / [.C71])" office:value-type="percentage" office:value="0.0263157894736842">
            <text:p>2,63%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3" table:formula="of:=([.D72] / [.C72])" office:value-type="percentage" office:value="0.775">
            <text:p>77,50%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Química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style-name="ce3" table:formula="of:=([.D73] / [.C73])" office:value-type="percentage" office:value="0.710526315789474">
            <text:p>71,05%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Química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style-name="ce3" table:formula="of:=([.D74] / [.C74])" office:value-type="percentage" office:value="0.378378378378378">
            <text:p>37,84%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3" table:formula="of:=([.D75] / [.C75])" office:value-type="percentage" office:value="0.375">
            <text:p>37,50%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3" table:formula="of:=([.D76] / [.C76])" office:value-type="percentage" office:value="0.375">
            <text:p>37,50%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Química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style-name="ce3" table:formula="of:=([.D77] / [.C77])" office:value-type="percentage" office:value="0.175">
            <text:p>17,50%</text:p>
          </table:table-cell>
          <table:table-cell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mpo de prova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Nome Aluno</text:p>
          </table:table-cell>
          <table:table-cell table:style-name="ce1" office:value-type="string">
            <text:p>Turma</text:p>
          </table:table-cell>
          <table:table-cell table:style-name="ce1" office:value-type="string">
            <text:p>Data Aplicação</text:p>
          </table:table-cell>
          <table:table-cell table:style-name="ce6" office:value-type="string">
            <text:p>Hora Início</text:p>
          </table:table-cell>
          <table:table-cell table:style-name="ce6" office:value-type="string">
            <text:p>Hora Final</text:p>
          </table:table-cell>
          <table:table-cell table:style-name="ce6" office:value-type="string">
            <text:p>Tempo Total</text:p>
          </table:table-cell>
          <table:table-cell table:style-name="ce1" office:value-type="string">
            <text:p>Acerto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HALIA KARISE BROCH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36</text:p>
          </table:table-cell>
          <table:table-cell table:style-name="ce5" office:value-type="string">
            <text:p>16:23:02</text:p>
          </table:table-cell>
          <table:table-cell office:value-type="time" office:time-value="PT02H37M26S">
            <text:p>02:37:26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NGELA MARIA BEDIN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12</text:p>
          </table:table-cell>
          <table:table-cell table:style-name="ce5" office:value-type="string">
            <text:p>15:42:38</text:p>
          </table:table-cell>
          <table:table-cell office:value-type="time" office:time-value="PT01H57M26S">
            <text:p>01:57:26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ARINE LISE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10</text:p>
          </table:table-cell>
          <table:table-cell table:style-name="ce5" office:value-type="string">
            <text:p>16:05:58</text:p>
          </table:table-cell>
          <table:table-cell office:value-type="time" office:time-value="PT02H20M47S">
            <text:p>02:20:4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USTAVO COLOMB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8:22</text:p>
          </table:table-cell>
          <table:table-cell table:style-name="ce5" office:value-type="string">
            <text:p>10:17:29</text:p>
          </table:table-cell>
          <table:table-cell office:value-type="time" office:time-value="PT02H29M06S">
            <text:p>02:29:06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ACIANE GUSATO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38</text:p>
          </table:table-cell>
          <table:table-cell table:style-name="ce5" office:value-type="string">
            <text:p>16:30:57</text:p>
          </table:table-cell>
          <table:table-cell office:value-type="time" office:time-value="PT02H44M18S">
            <text:p>02:44:1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ERNANDA CANDIOTT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52</text:p>
          </table:table-cell>
          <table:table-cell table:style-name="ce5" office:value-type="string">
            <text:p>10:46:22</text:p>
          </table:table-cell>
          <table:table-cell office:value-type="time" office:time-value="PT02H58M30S">
            <text:p>02:58:3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RIANA MASIERO FIANC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47:02</text:p>
          </table:table-cell>
          <table:table-cell office:value-type="time" office:time-value="PT02H59M15S">
            <text:p>02:59:1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ABRIEL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0:52</text:p>
          </table:table-cell>
          <table:table-cell table:style-name="ce5" office:value-type="string">
            <text:p>10:04:48</text:p>
          </table:table-cell>
          <table:table-cell office:value-type="time" office:time-value="PT02H13M56S">
            <text:p>02:13:56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ZADORA RISS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10:47:47</text:p>
          </table:table-cell>
          <table:table-cell office:value-type="time" office:time-value="PT03H00M01S">
            <text:p>03:00:0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AMUEL DE COL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8:03:07</text:p>
          </table:table-cell>
          <table:table-cell table:style-name="ce5" office:value-type="string">
            <text:p>10:11:12</text:p>
          </table:table-cell>
          <table:table-cell office:value-type="time" office:time-value="PT02H08M04S">
            <text:p>02:08:0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DENILSON TAILON TEIXEIRA DOS REIS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55</text:p>
          </table:table-cell>
          <table:table-cell table:style-name="ce5" office:value-type="string">
            <text:p>21:20:03</text:p>
          </table:table-cell>
          <table:table-cell office:value-type="time" office:time-value="PT01H39M07S">
            <text:p>01:39:0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NGELA MARIA PRESTES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10:09:05</text:p>
          </table:table-cell>
          <table:table-cell office:value-type="time" office:time-value="PT02H21M17S">
            <text:p>02:21: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ÉSSICA SALETTE MIOZZO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46</text:p>
          </table:table-cell>
          <table:table-cell table:style-name="ce5" office:value-type="string">
            <text:p>16:23:46</text:p>
          </table:table-cell>
          <table:table-cell office:value-type="time" office:time-value="PT02H37M59S">
            <text:p>02:37:5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UILHERME VEIGAS DOS SANTOS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20</text:p>
          </table:table-cell>
          <table:table-cell table:style-name="ce5" office:value-type="string">
            <text:p>21:21:36</text:p>
          </table:table-cell>
          <table:table-cell office:value-type="time" office:time-value="PT01H41M15S">
            <text:p>01:41: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ETICIA DEFAVERI FOLLE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44:54</text:p>
          </table:table-cell>
          <table:table-cell office:value-type="time" office:time-value="PT02H57M08S">
            <text:p>02:57:0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UIS FERNANDO URMANN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02</text:p>
          </table:table-cell>
          <table:table-cell table:style-name="ce5" office:value-type="string">
            <text:p>15:39:52</text:p>
          </table:table-cell>
          <table:table-cell office:value-type="time" office:time-value="PT01H53M50S">
            <text:p>01:53:5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EIZIMARA POLITA ANTUNES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7</text:p>
          </table:table-cell>
          <table:table-cell table:style-name="ce5" office:value-type="string">
            <text:p>10:12:45</text:p>
          </table:table-cell>
          <table:table-cell office:value-type="time" office:time-value="PT02H24M57S">
            <text:p>02:24:5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ERNANDO CESAR SIMONATO SCHNEIDER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9:50</text:p>
          </table:table-cell>
          <table:table-cell table:style-name="ce5" office:value-type="string">
            <text:p>09:49:20</text:p>
          </table:table-cell>
          <table:table-cell office:value-type="time" office:time-value="PT01H59M30S">
            <text:p>01:59:3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VELYN KASSBURG STRAPAZZON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10:07:52</text:p>
          </table:table-cell>
          <table:table-cell office:value-type="time" office:time-value="PT02H20M03S">
            <text:p>02:20:0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RIANA COP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2:23</text:p>
          </table:table-cell>
          <table:table-cell table:style-name="ce5" office:value-type="string">
            <text:p>10:19:13</text:p>
          </table:table-cell>
          <table:table-cell office:value-type="time" office:time-value="PT02H26M50S">
            <text:p>02:26:5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NA CAROL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52:23</text:p>
          </table:table-cell>
          <table:table-cell table:style-name="ce5" office:value-type="string">
            <text:p>10:22:08</text:p>
          </table:table-cell>
          <table:table-cell office:value-type="time" office:time-value="PT02H29M44S">
            <text:p>02:29:4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AIANE SOARES DE OLIV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1:01</text:p>
          </table:table-cell>
          <table:table-cell table:style-name="ce5" office:value-type="string">
            <text:p>21:49:23</text:p>
          </table:table-cell>
          <table:table-cell office:value-type="time" office:time-value="PT02H08M21S">
            <text:p>02:08:21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ALIA POLITT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office:value-type="time" office:time-value="PT07H48M13S">
            <text:p>07:48:13</text:p>
          </table:table-cell>
          <table:table-cell table:style-name="ce5" office:value-type="string">
            <text:p>10:54:31</text:p>
          </table:table-cell>
          <table:table-cell office:value-type="time" office:time-value="PT03H06M17S">
            <text:p>03:06:1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DINAN TOMASSONI DE OLIVEIR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10:22:25</text:p>
          </table:table-cell>
          <table:table-cell office:value-type="time" office:time-value="PT02H34M40S">
            <text:p>02:34:4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ANIELI FRANÇA DE LIM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39</text:p>
          </table:table-cell>
          <table:table-cell table:style-name="ce5" office:value-type="string">
            <text:p>16:34:49</text:p>
          </table:table-cell>
          <table:table-cell office:value-type="time" office:time-value="PT02H48M10S">
            <text:p>02:48:1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VAM FRANÇ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6:03</text:p>
          </table:table-cell>
          <table:table-cell table:style-name="ce5" office:value-type="string">
            <text:p>16:08:04</text:p>
          </table:table-cell>
          <table:table-cell office:value-type="time" office:time-value="PT02H22M01S">
            <text:p>02:22:0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RIELI BRUNA BRAG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25</text:p>
          </table:table-cell>
          <table:table-cell table:style-name="ce5" office:value-type="string">
            <text:p>21:53:11</text:p>
          </table:table-cell>
          <table:table-cell office:value-type="time" office:time-value="PT02H12M45S">
            <text:p>02:12:4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RILIA JOICE MIGLIORIN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6</text:p>
          </table:table-cell>
          <table:table-cell table:style-name="ce5" office:value-type="string">
            <text:p>10:07:48</text:p>
          </table:table-cell>
          <table:table-cell office:value-type="time" office:time-value="PT02H20M01S">
            <text:p>02:20:0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WILLIAN VAGNER DA SILV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8:09</text:p>
          </table:table-cell>
          <table:table-cell table:style-name="ce5" office:value-type="string">
            <text:p>09:59:21</text:p>
          </table:table-cell>
          <table:table-cell office:value-type="time" office:time-value="PT02H11M11S">
            <text:p>02:11:1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LEXANDRE JUNIOR COLOMB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1:11</text:p>
          </table:table-cell>
          <table:table-cell table:style-name="ce5" office:value-type="string">
            <text:p>20:37:14</text:p>
          </table:table-cell>
          <table:table-cell office:value-type="time" office:time-value="PT00H56M03S">
            <text:p>00:56:0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YNTHIA CRISTINA CASANOVA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19</text:p>
          </table:table-cell>
          <table:table-cell table:style-name="ce5" office:value-type="string">
            <text:p>10:25:16</text:p>
          </table:table-cell>
          <table:table-cell office:value-type="time" office:time-value="PT02H37M56S">
            <text:p>02:37:5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AIFERSON RUFATTO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7</text:p>
          </table:table-cell>
          <table:table-cell table:style-name="ce5" office:value-type="string">
            <text:p>09:46:44</text:p>
          </table:table-cell>
          <table:table-cell office:value-type="time" office:time-value="PT01H58M56S">
            <text:p>01:58:5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AQUEL ZARDO 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7:56</text:p>
          </table:table-cell>
          <table:table-cell table:style-name="ce5" office:value-type="string">
            <text:p>15:37:27</text:p>
          </table:table-cell>
          <table:table-cell office:value-type="time" office:time-value="PT01H49M31S">
            <text:p>01:49:3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LLANA JOANA BATISTI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8</text:p>
          </table:table-cell>
          <table:table-cell table:style-name="ce5" office:value-type="string">
            <text:p>09:35:42</text:p>
          </table:table-cell>
          <table:table-cell office:value-type="time" office:time-value="PT01H47M53S">
            <text:p>01:47:5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USTAVO <text:s/>ZATTA DE OLIVEIRA PILAR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52</text:p>
          </table:table-cell>
          <table:table-cell table:style-name="ce5" office:value-type="string">
            <text:p>09:42:43</text:p>
          </table:table-cell>
          <table:table-cell office:value-type="time" office:time-value="PT01H54M50S">
            <text:p>01:54:50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AMILA KHATRYN DURAN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32</text:p>
          </table:table-cell>
          <table:table-cell table:style-name="ce5" office:value-type="string">
            <text:p>21:10:17</text:p>
          </table:table-cell>
          <table:table-cell office:value-type="time" office:time-value="PT01H29M44S">
            <text:p>01:29:4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ONIZETE ARAUJO AFONS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42</text:p>
          </table:table-cell>
          <table:table-cell table:style-name="ce5" office:value-type="string">
            <text:p>20:59:37</text:p>
          </table:table-cell>
          <table:table-cell office:value-type="time" office:time-value="PT01H18M54S">
            <text:p>01:18:5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URICIO GONÇALVES 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58</text:p>
          </table:table-cell>
          <table:table-cell table:style-name="ce5" office:value-type="string">
            <text:p>15:00:41</text:p>
          </table:table-cell>
          <table:table-cell office:value-type="time" office:time-value="PT01H14M42S">
            <text:p>01:14:4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EMILSON CEZAR DA ROCH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5:31</text:p>
          </table:table-cell>
          <table:table-cell table:style-name="ce5" office:value-type="string">
            <text:p>21:38:31</text:p>
          </table:table-cell>
          <table:table-cell office:value-type="time" office:time-value="PT01H52M59S">
            <text:p>01:52:5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AINAN BORGERT 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09:57:41</text:p>
          </table:table-cell>
          <table:table-cell office:value-type="time" office:time-value="PT02H09M55S">
            <text:p>02:09:5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ASSIA NATIELI ELSNER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8:06</text:p>
          </table:table-cell>
          <table:table-cell table:style-name="ce5" office:value-type="string">
            <text:p>15:37:28</text:p>
          </table:table-cell>
          <table:table-cell office:value-type="time" office:time-value="PT01H49M22S">
            <text:p>01:49:2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ODINEI PILZ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5:39</text:p>
          </table:table-cell>
          <table:table-cell table:style-name="ce5" office:value-type="string">
            <text:p>15:00:31</text:p>
          </table:table-cell>
          <table:table-cell office:value-type="time" office:time-value="PT01H14M52S">
            <text:p>01:14:5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ANESSA PER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59</text:p>
          </table:table-cell>
          <table:table-cell table:style-name="ce5" office:value-type="string">
            <text:p>21:08:26</text:p>
          </table:table-cell>
          <table:table-cell office:value-type="time" office:time-value="PT01H27M27S">
            <text:p>01:27:2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RAMIRES PADILHA</text:p>
          </table:table-cell>
          <table:table-cell office:value-type="string">
            <text:p>3º B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3:49:07</text:p>
          </table:table-cell>
          <table:table-cell table:style-name="ce5" office:value-type="string">
            <text:p>16:07:19</text:p>
          </table:table-cell>
          <table:table-cell office:value-type="time" office:time-value="PT02H18M12S">
            <text:p>02:18:1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ABRIELLI KRYSTINY BENTO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0:16</text:p>
          </table:table-cell>
          <table:table-cell table:style-name="ce5" office:value-type="string">
            <text:p>20:51:50</text:p>
          </table:table-cell>
          <table:table-cell office:value-type="time" office:time-value="PT01H11M34S">
            <text:p>01:11:3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HAIANE GONÇALVES DE OLIVEIRA</text:p>
          </table:table-cell>
          <table:table-cell office:value-type="string">
            <text:p>3º C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19:42:38</text:p>
          </table:table-cell>
          <table:table-cell table:style-name="ce5" office:value-type="string">
            <text:p>21:23:03</text:p>
          </table:table-cell>
          <table:table-cell office:value-type="time" office:time-value="PT01H40M25S">
            <text:p>01:40:2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ÁRISSON LUCAS KARKLING</text:p>
          </table:table-cell>
          <table:table-cell office:value-type="string">
            <text:p>3º A</text:p>
          </table:table-cell>
          <table:table-cell table:style-name="ce5" office:value-type="string">
            <text:p>2014-11-03</text:p>
          </table:table-cell>
          <table:table-cell table:style-name="ce5" office:value-type="string">
            <text:p>07:47:44</text:p>
          </table:table-cell>
          <table:table-cell table:style-name="ce5" office:value-type="string">
            <text:p>10:11:04</text:p>
          </table:table-cell>
          <table:table-cell office:value-type="time" office:time-value="PT02H23M19S">
            <text:p>02:23:1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3" table:style-name="ta1">
        <table:table-column table:style-name="co17" table:default-cell-style-name="Default"/>
        <table:table-column table:style-name="co1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Média geral:</text:p>
          </table:table-cell>
          <table:table-cell table:style-name="ce8" table:formula="of:=AVERAGE(['Tempo de prova'.G1:.G1000])" office:value-type="float" office:value="20.6808510638298">
            <text:p>20,68</text:p>
          </table:table-cell>
        </table:table-row>
        <table:table-row table:style-name="ro1">
          <table:table-cell office:value-type="string">
            <text:p>Tempo Médio:</text:p>
          </table:table-cell>
          <table:table-cell table:style-name="ce9" table:formula="of:=AVERAGE(['Tempo de prova'.F1:.F1000])" office:value-type="time" office:time-value="PT02H09M22.319149S">
            <text:p>02:09:2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ados por turma</text:p>
          </table:table-cell>
          <table:table-cell/>
        </table:table-row>
        <table:table-row table:style-name="ro1">
          <table:table-cell office:value-type="string">
            <text:p>3ª A</text:p>
          </table:table-cell>
          <table:table-cell/>
        </table:table-row>
        <table:table-row table:style-name="ro1">
          <table:table-cell office:value-type="string">
            <text:p>Média geral:</text:p>
          </table:table-cell>
          <table:table-cell table:style-name="ce8"/>
        </table:table-row>
        <table:table-row table:style-name="ro1">
          <table:table-cell office:value-type="string">
            <text:p>Tempo Médio:</text:p>
          </table:table-cell>
          <table:table-cell table:style-name="ce9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ª B</text:p>
          </table:table-cell>
          <table:table-cell/>
        </table:table-row>
        <table:table-row table:style-name="ro1">
          <table:table-cell office:value-type="string">
            <text:p>Média geral:</text:p>
          </table:table-cell>
          <table:table-cell table:style-name="ce8"/>
        </table:table-row>
        <table:table-row table:style-name="ro1">
          <table:table-cell office:value-type="string">
            <text:p>Tempo Médio:</text:p>
          </table:table-cell>
          <table:table-cell table:style-name="ce9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ª C</text:p>
          </table:table-cell>
          <table:table-cell/>
        </table:table-row>
        <table:table-row table:style-name="ro1">
          <table:table-cell office:value-type="string">
            <text:p>Média geral:</text:p>
          </table:table-cell>
          <table:table-cell table:style-name="ce8"/>
        </table:table-row>
        <table:table-row table:style-name="ro1">
          <table:table-cell office:value-type="string">
            <text:p>Tempo Médio:</text:p>
          </table:table-cell>
          <table:table-cell table:style-name="ce9"/>
        </table:table-row>
      </table:table>
      <table:named-expressions/>
      <table:database-ranges>
        <table:database-range table:name="__Anonymous_Sheet_DB__0" table:target-range-address="'Tempo de prova'.A1:'Tempo de prova'.G48">
          <table:sort>
            <table:sort-by table:field-number="6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Tempo de prova'.A1:'Tempo de prova'.G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text>HH:MM:SS</number:text>
    </number:number-style>
    <style:style style:name="Default" style:family="table-cell">
      <style:text-properties style:font-name-asian="Droid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Roberto</meta:initial-creator>
    <meta:creation-date>2014-11-04T07:58:52</meta:creation-date>
    <dc:date>2014-11-05T15:56:20</dc:date>
    <dc:creator>Ivo Roberto</dc:creator>
    <meta:editing-duration>PT23M42S</meta:editing-duration>
    <meta:editing-cycles>4</meta:editing-cycles>
    <meta:generator>LibreOffice/3.5$Linux_X86_64 LibreOffice_project/350m1$Build-2</meta:generator>
    <meta:document-statistic meta:table-count="3" meta:cell-count="812" meta:object-count="0"/>
  </office:meta>
</office:document-meta>
</file>